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cfbe7"/>
    </style:style>
    <style:style style:name="P2" style:family="paragraph" style:parent-style-name="Text_20_body">
      <style:text-properties officeooo:paragraph-rsid="000cfbe7"/>
    </style:style>
    <style:style style:name="P3" style:family="paragraph" style:parent-style-name="Text_20_body">
      <style:text-properties officeooo:paragraph-rsid="000ed39e"/>
    </style:style>
    <style:style style:name="P4" style:family="paragraph">
      <style:text-properties style:font-name="Liberation Serif" fo:font-size="1pt" style:font-name-asian="Liberation Serif1" style:font-name-complex="Liberation Serif1"/>
    </style:style>
    <style:style style:name="P5" style:family="paragraph">
      <loext:graphic-properties draw:fill="solid" draw:fill-color="#008080" draw:opacity="20%"/>
      <style:paragraph-properties style:writing-mode="lr-tb"/>
      <style:text-properties style:font-name="Liberation Serif" fo:font-size="1pt" style:font-name-asian="Liberation Serif1" style:font-name-complex="Liberation Serif1"/>
    </style:style>
    <style:style style:name="T1" style:family="text">
      <style:text-properties officeooo:rsid="000eba96"/>
    </style:style>
    <style:style style:name="T2" style:family="text">
      <style:text-properties officeooo:rsid="000b5475"/>
    </style:style>
    <style:style style:name="T3" style:family="text">
      <style:text-properties officeooo:rsid="000e2fd7"/>
    </style:style>
    <style:style style:name="T4" style:family="text">
      <style:text-properties fo:color="#008080" loext:opacity="100%"/>
    </style:style>
    <style:style style:name="T5" style:family="text">
      <style:text-properties fo:color="#008080" loext:opacity="100%" fo:font-size="20pt" style:text-underline-style="solid" style:text-underline-width="auto" style:text-underline-color="font-color" style:font-size-asian="20pt" style:font-size-complex="20pt"/>
    </style:style>
    <style:style style:name="T6" style:family="text">
      <style:text-properties fo:color="#008080" loext:opacity="100%" fo:font-size="20pt" style:text-underline-style="solid" style:text-underline-width="auto" style:text-underline-color="font-color" officeooo:rsid="000ff4eb" style:font-size-asian="20pt" style:font-size-complex="20pt"/>
    </style:style>
    <style:style style:name="T7" style:family="text">
      <style:text-properties fo:color="#008080" loext:opacity="100%" officeooo:rsid="000b5475"/>
    </style:style>
    <style:style style:name="T8" style:family="text">
      <style:text-properties fo:color="#008080" loext:opacity="100%" fo:font-weight="bold" style:font-weight-asian="bold" style:font-weight-complex="bold"/>
    </style:style>
    <style:style style:name="T9" style:family="text">
      <style:text-properties fo:color="#008080" loext:opacity="100%" fo:font-size="14pt" fo:font-weight="normal" officeooo:rsid="000cd9e7" style:font-size-asian="14pt" style:font-weight-asian="normal" style:font-size-complex="14pt" style:font-weight-complex="normal"/>
    </style:style>
    <style:style style:name="T10" style:family="text">
      <style:text-properties fo:color="#008080" loext:opacity="100%" fo:font-size="14pt" fo:font-weight="normal" officeooo:rsid="000b5475" style:font-size-asian="14pt" style:font-weight-asian="normal" style:font-size-complex="14pt" style:font-weight-complex="normal"/>
    </style:style>
    <style:style style:name="T11" style:family="text">
      <style:text-properties fo:color="#008080" loext:opacity="100%" fo:font-size="14pt" style:font-size-asian="14pt" style:font-size-complex="14pt"/>
    </style:style>
    <style:style style:name="T12" style:family="text">
      <style:text-properties fo:color="#008080" loext:opacity="100%" fo:font-size="14pt" officeooo:rsid="000cd9e7" style:font-size-asian="14pt" style:font-size-complex="14pt"/>
    </style:style>
    <style:style style:name="T13" style:family="text">
      <style:text-properties fo:color="#008080" loext:opacity="100%" fo:font-size="14pt" officeooo:rsid="000b5475" style:font-size-asian="14pt" style:font-size-complex="14pt"/>
    </style:style>
    <style:style style:name="T14" style:family="text">
      <style:text-properties fo:color="#008080" loext:opacity="100%" fo:font-size="14pt" fo:font-weight="bold" style:font-size-asian="14pt" style:font-weight-asian="bold" style:font-size-complex="14pt" style:font-weight-complex="bold"/>
    </style:style>
    <style:style style:name="T15" style:family="text">
      <style:text-properties fo:color="#008080" loext:opacity="100%" fo:font-size="14pt" fo:font-weight="bold" officeooo:rsid="000b5475" style:font-size-asian="14pt" style:font-weight-asian="bold" style:font-size-complex="14pt" style:font-weight-complex="bold"/>
    </style:style>
    <style:style style:name="T16" style:family="text">
      <style:text-properties fo:color="#008080" loext:opacity="100%" fo:font-size="14pt" fo:font-weight="bold" officeooo:rsid="000cd9e7" style:font-size-asian="14pt" style:font-weight-asian="bold" style:font-size-complex="14pt" style:font-weight-complex="bold"/>
    </style:style>
    <style:style style:name="T17" style:family="text">
      <style:text-properties fo:color="#008080" loext:opacity="100%" style:text-position="0% 100%" fo:font-size="14pt" fo:font-style="normal" style:text-underline-style="none" fo:font-weight="bold" officeooo:rsid="000ed39e" style:font-size-asian="14pt" style:font-style-asian="normal" style:font-weight-asian="bold" style:font-size-complex="14pt" style:font-style-complex="normal" style:font-weight-complex="bold"/>
    </style:style>
    <style:style style:name="gr1" style:family="graphic">
      <style:graphic-properties draw:stroke="none" draw:fill="solid" draw:fill-color="#008080" draw:opacity="20%" draw:auto-grow-height="false" draw:auto-grow-width="false" fo:min-height="1.3189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008080" draw:opacity="20%" draw:auto-grow-height="false" draw:auto-grow-width="false" fo:min-height="1.3965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008080" draw:opacity="20%" draw:auto-grow-height="false" draw:auto-grow-width="false" fo:min-height="0.8839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6">Quality AI </text:span></text:span><text:span text:style-name="Strong_20_Emphasis"><text:span text:style-name="T5">Terms and Conditions</text:span></text:span></text:p>
      <text:p text:style-name="P2"><text:span text:style-name="Strong_20_Emphasis"/></text:p>
      <text:p text:style-name="P2"><text:span text:style-name="Strong_20_Emphasis"><text:span text:style-name="T13">1. </text:span></text:span><text:span text:style-name="Strong_20_Emphasis"><text:span text:style-name="T11">ACCEPTANCE OF TERMS</text:span></text:span></text:p>
      <text:p text:style-name="P2"><text:span text:style-name="Strong_20_Emphasis"><text:span text:style-name="T2"><text:tab/></text:span></text:span><text:span text:style-name="Strong_20_Emphasis"><text:span text:style-name="T7">1.1 </text:span></text:span><text:span text:style-name="Strong_20_Emphasis"><text:span text:style-name="T4">Binding Agreement</text:span></text:span><text:span text:style-name="T4">:</text:span> These Terms and Conditions ("T&amp;C") constitute a legally binding agreement between you "User" and “Quality AI”. We governing the use of our <text:span text:style-name="T3">Quality </text:span>AI Portal Service. By using the Service, you acknowledge that you have read, understood, and agreed to these T&amp;C.</text:p>
      <text:p text:style-name="P2"><text:tab/><text:span text:style-name="T8">1.2 </text:span><text:span text:style-name="Strong_20_Emphasis"><text:span text:style-name="T8">Eligibility</text:span></text:span><text:span text:style-name="T8">:</text:span> The Service is intended for individuals who are at least 1<text:span text:style-name="T1">3</text:span> years old. By using the Service, you represent and warrant that you meet the eligibility requirements.</text:p>
      <text:p text:style-name="P2"><text:span text:style-name="Strong_20_Emphasis"><text:span text:style-name="T15">2.</text:span></text:span><text:span text:style-name="Strong_20_Emphasis"><text:span text:style-name="T10"> </text:span></text:span><text:span text:style-name="Strong_20_Emphasis"><text:span text:style-name="T14">USE OF THE SERVICE</text:span></text:span></text:p>
      <text:p text:style-name="P2"><text:tab/><text:span text:style-name="T8">2.1 </text:span><text:span text:style-name="Strong_20_Emphasis"><text:span text:style-name="T8">Service Provided </text:span></text:span><text:span text:style-name="T8">: </text:span>The Service is provided on an "AS IS" and "AS AVAILABLE" basis, without any warranties of any kind. The User is solely responsible for determining the suitability and compatibility of the Service with their own systems and data.</text:p>
      <text:p text:style-name="P2"><text:tab/><text:span text:style-name="T8">2.2 </text:span><text:span text:style-name="Strong_20_Emphasis"><text:span text:style-name="T8">User Responsibilities</text:span></text:span><text:span text:style-name="T8">:</text:span></text:p>
      <text:p text:style-name="P2"><text:tab/><text:tab/><text:span text:style-name="T8">a.</text:span> The User is responsible for all activity that occurs under their account. </text:p>
      <text:p text:style-name="P2"><text:tab/><text:tab/><text:span text:style-name="T8">b.</text:span> The User is responsible for maintaining the confidentiality of their account <text:tab/><text:tab/><text:tab/> credentials. </text:p>
      <text:p text:style-name="P2"><text:tab/><text:tab/><text:span text:style-name="T8">c. </text:span>The User is responsible for ensuring that their use of the Service complies with all <text:tab/><text:tab/> applicable laws and regulations.</text:p>
      <text:p text:style-name="P2"><text:tab/><text:tab/><text:span text:style-name="T8">d. </text:span>The User agrees to indemnify and hold harmless Quality AI from any damages, <text:tab/><text:tab/>losses, or liabilities arising from or relating to their use of the Service.</text:p>
      <text:p text:style-name="P2"><text:tab/><text:span text:style-name="T8">2.3 </text:span><text:span text:style-name="Strong_20_Emphasis"><text:span text:style-name="T8">Content</text:span></text:span><text:span text:style-name="T8">: </text:span>The User is responsible for any content they upload, generate, or share using the Service. The User agrees not to submit any content that infringes upon any third-party rights, including but not limited to, intellectual property rights.</text:p>
      <text:p text:style-name="P2"><text:span text:style-name="Strong_20_Emphasis"><text:span text:style-name="T12">3</text:span></text:span><text:span text:style-name="Strong_20_Emphasis"><text:span text:style-name="T11">. FEES AND PAYMENT</text:span></text:span></text:p>
      <text:p text:style-name="P2"><text:tab/><text:span text:style-name="T8">3.1 </text:span><text:span text:style-name="Strong_20_Emphasis"><text:span text:style-name="T8">Fees</text:span></text:span><text:span text:style-name="T8">:</text:span> Some features of the Service may be subject to charges ("Fees"). If you choose to use these features, you agree to pay the Fees.</text:p>
      <text:p text:style-name="P2"><text:tab/><text:span text:style-name="T8">3.2 </text:span><text:span text:style-name="Strong_20_Emphasis"><text:span text:style-name="T8">Payment Processing</text:span></text:span><text:span text:style-name="T8">: </text:span>Quality AI uses third-party payment processors to process payments. The User agrees to the payment processing terms and conditions of the relevant third-party payment processor.</text:p>
      <text:p text:style-name="P2"><text:tab/><text:span text:style-name="T8">3.3 </text:span><text:span text:style-name="Strong_20_Emphasis"><text:span text:style-name="T8">Taxes</text:span></text:span><text:span text:style-name="T8">: </text:span>All Fees are exclusive of taxes, levies, duties, or similar governmental assessments of any nature, which are the User's responsibility.</text:p>
      <text:p text:style-name="P2"><text:span text:style-name="Strong_20_Emphasis"><text:span text:style-name="T12">4. </text:span></text:span><text:span text:style-name="Strong_20_Emphasis"><text:span text:style-name="T11">INTELLECTUAL PROPERTY RIGHTS</text:span></text:span></text:p>
      <text:p text:style-name="P2"><text:soft-page-break/><text:tab/><text:span text:style-name="T8">4.1 </text:span><text:span text:style-name="Strong_20_Emphasis"><text:span text:style-name="T8">Service and Content Ownership</text:span></text:span><text:span text:style-name="T8">:</text:span> The Service and all content therein, including but not limited to, software, text, graphics, photos, and images, are proprietary to Quality AI and are protected by intellectual property laws. All rights are reserved.</text:p>
      <text:p text:style-name="P2"><text:tab/><text:span text:style-name="T8">4.2 </text:span><text:span text:style-name="Strong_20_Emphasis"><text:span text:style-name="T8">User Content License</text:span></text:span><text:span text:style-name="T8">: </text:span>By uploading, generating, or sharing content using the Service, the User grants Quality AI a non-exclusive, worldwide, royalty-free, fully paid up, and sub-licensable license to use, reproduce, modify, adapt, publicly perform or display, create derivative works of, and distribute such content solely for the purpose of providing and improving the Service.</text:p>
      <text:p text:style-name="P2"><text:tab/><text:span text:style-name="T8">4.3 </text:span><text:span text:style-name="Strong_20_Emphasis"><text:span text:style-name="T8">Third-Party Content</text:span></text:span><text:span text:style-name="T8">:</text:span> The Service may contain content from third-party sources. Quality AI makes no representations or warranties about any third-party content.</text:p>
      <text:p text:style-name="P2"><text:span text:style-name="Strong_20_Emphasis"><text:span text:style-name="T16">5.</text:span></text:span><text:span text:style-name="Strong_20_Emphasis"><text:span text:style-name="T9"> </text:span></text:span><text:span text:style-name="Strong_20_Emphasis"><text:span text:style-name="T14">WARRANTY DISCLAIMER</text:span></text:span></text:p>
      <text:p text:style-name="P2"><text:tab/><text:span text:style-name="T8">5.1 </text:span><text:span text:style-name="Strong_20_Emphasis"><text:span text:style-name="T8">Disclaimer of Warranties</text:span></text:span><text:span text:style-name="T8">:</text:span> The Service is provided on an "AS IS" and "AS AVAILABLE" basis, without any warranties of any kind. Quality AI does not warrant<text:span text:style-name="T1">y</text:span> that the Service will be uninterrupted, timely, secure, or error-free.</text:p>
      <text:p text:style-name="P2"><text:span text:style-name="Strong_20_Emphasis"><text:span text:style-name="T12">6. </text:span></text:span><text:span text:style-name="Strong_20_Emphasis"><text:span text:style-name="T11">LIMITATION OF LIABILITY</text:span></text:span></text:p>
      <text:p text:style-name="P2"><text:tab/><text:span text:style-name="T8">6.1 </text:span><text:span text:style-name="Strong_20_Emphasis"><text:span text:style-name="T8">Limitation of Liability</text:span></text:span><text:span text:style-name="T8">: </text:span>In no event will Quality AI be liable for any indirect, incidental, special, consequential, or punitive damages, including but not limited to, lost profits, data, or goodwill, arising out of or related to the use of the Service, even if Quality AI has been advised of the possibility of such damages.</text:p>
      <text:p text:style-name="P2"><text:span text:style-name="Strong_20_Emphasis"><text:span text:style-name="T11"><text:s/></text:span></text:span><text:span text:style-name="Strong_20_Emphasis"><text:span text:style-name="T12">7. </text:span></text:span><text:span text:style-name="Strong_20_Emphasis"><text:span text:style-name="T11">TERMINATION</text:span></text:span></text:p>
      <text:p text:style-name="P2"><text:tab/><text:span text:style-name="T8">7.1 </text:span><text:span text:style-name="Strong_20_Emphasis"><text:span text:style-name="T8">Termination by Quality AI</text:span></text:span><text:span text:style-name="T8">: </text:span>Quality AI may terminate or suspend your account immediately, without prior notice or liability, for any reason, including but not limited to, violations of these T&amp;C, or if Quality AI reasonably believes that the Service is being used to commit fraudulent or illegal activities.</text:p>
      <text:p text:style-name="P2"><text:tab/><text:span text:style-name="T8">7.2 </text:span><text:span text:style-name="Strong_20_Emphasis"><text:span text:style-name="T8">Termination by User</text:span></text:span><text:span text:style-name="T8">: </text:span>The User may terminate their account at any time by contacting Quality AI customer support.</text:p>
      <text:p text:style-name="P3"><text:span text:style-name="Strong_20_Emphasis"><text:span text:style-name="T17">8. Governing LAW</text:span></text:span></text:p>
      <text:p text:style-name="P2"><text:tab/><text:span text:style-name="T8">8.1 </text:span><text:span text:style-name="Strong_20_Emphasis"><text:span text:style-name="T8">Governing Law</text:span></text:span><text:span text:style-name="T8">: </text:span>These T&amp;C are governed by and construed in accordance with the laws of the jurisdiction in <text:span text:style-name="T1">JAPAN </text:span>which Quality AI is based, without giving effect to any principles of conflicts of la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text-properties style:font-name="Liberation Serif" fo:font-size="1pt" style:font-name-asian="Liberation Serif1" style:font-name-complex="Liberation Serif1"/>
    </style:style>
    <style:style style:name="MP2" style:family="paragraph">
      <loext:graphic-properties draw:fill="solid" draw:fill-color="#008080" draw:opacity="20%"/>
      <style:paragraph-properties style:writing-mode="lr-tb"/>
      <style:text-properties style:font-name="Liberation Serif" fo:font-size="1pt" style:font-name-asian="Liberation Serif1" style:font-name-complex="Liberation Serif1"/>
    </style:style>
    <style:style style:name="Mgr1" style:family="graphic">
      <style:graphic-properties draw:stroke="none" draw:fill="solid" draw:fill-color="#008080" draw:opacity="20%" draw:auto-grow-height="false" draw:auto-grow-width="false" fo:min-height="1.3189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008080" draw:opacity="20%" draw:auto-grow-height="false" draw:auto-grow-width="false" fo:min-height="0.8839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008080" draw:opacity="20%" draw:auto-grow-height="false" draw:auto-grow-width="false" fo:min-height="1.3965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1" draw:name="PowerPlusWaterMarkObject" draw:style-name="Mgr1" draw:text-style-name="MP2" svg:width="6.6925in" svg:height="1.3185in" draw:transform="skewX (6.54192838646876E-017) rotate (0.785398163397448) translate (0.514583333333333in 6.86009405074366in)"><text:p text:style-name="MP1">QUALITY A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draw:style-name="Mdp1" style:next-style-name="Standard">
      <style:header>
        <text:p text:style-name="Header"><draw:custom-shape text:anchor-type="char" draw:z-index="2" draw:name="PowerPlusWaterMarkObject" draw:style-name="Mgr1" draw:text-style-name="MP2" svg:width="6.6925in" svg:height="1.3185in" draw:transform="skewX (6.54192838646876E-017) rotate (0.785398163397448)"><text:p text:style-name="MP1">QUALITY A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2" draw:style-name="Mdp1" style:next-style-name="Right_20_Page">
      <style:header>
        <text:p text:style-name="Header"><draw:custom-shape text:anchor-type="char" draw:z-index="3" draw:name="PowerPlusWaterMarkObject" draw:style-name="Mgr1" draw:text-style-name="MP2" svg:width="6.6925in" svg:height="1.3185in" draw:transform="skewX (6.54192838646876E-017) rotate (0.785398163397448)"><text:p text:style-name="MP1">QUALITY A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3" draw:style-name="Mdp1" style:next-style-name="Left_20_Page">
      <style:header>
        <text:p text:style-name="Header"><draw:custom-shape text:anchor-type="char" draw:z-index="4" draw:name="PowerPlusWaterMarkObject" draw:style-name="Mgr1" draw:text-style-name="MP2" svg:width="6.6925in" svg:height="1.3185in" draw:transform="skewX (6.54192838646876E-017) rotate (0.785398163397448)"><text:p text:style-name="MP1">QUALITY A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4" draw:style-name="Mdp1">
      <style:header>
        <text:p text:style-name="Header"><draw:custom-shape text:anchor-type="char" draw:z-index="5" draw:name="PowerPlusWaterMarkObject" draw:style-name="Mgr2" draw:text-style-name="MP2" svg:width="4.4878in" svg:height="0.8835in" draw:transform="skewX (7.27654328499836E-017) rotate (0.785398163397448)"><text:p text:style-name="MP1">QUALITY A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1" draw:style-name="Mdp1">
      <style:header>
        <text:p text:style-name="Header"><draw:custom-shape text:anchor-type="char" draw:z-index="6" draw:name="PowerPlusWaterMarkObject" draw:style-name="Mgr1" draw:text-style-name="MP2" svg:width="6.6925in" svg:height="1.3185in" draw:transform="skewX (6.54192838646876E-017) rotate (0.785398163397448)"><text:p text:style-name="MP1">QUALITY A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draw:style-name="Mdp1">
      <style:header>
        <text:p text:style-name="Header"><draw:custom-shape text:anchor-type="char" draw:z-index="7" draw:name="PowerPlusWaterMarkObject" draw:style-name="Mgr3" draw:text-style-name="MP2" svg:width="7.0862in" svg:height="1.3961in" draw:transform="rotate (0.785398163397448)"><text:p text:style-name="MP1">QUALITY A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draw:style-name="Mdp1">
      <style:header>
        <text:p text:style-name="Header"><draw:custom-shape text:anchor-type="char" draw:z-index="8" draw:name="PowerPlusWaterMarkObject" draw:style-name="Mgr1" draw:text-style-name="MP2" svg:width="6.6925in" svg:height="1.3185in" draw:transform="skewX (6.54192838646876E-017) rotate (0.785398163397448)"><text:p text:style-name="MP1">QUALITY A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draw:style-name="Mdp1">
      <style:header>
        <text:p text:style-name="Header"><draw:custom-shape text:anchor-type="char" draw:z-index="9" draw:name="PowerPlusWaterMarkObject" draw:style-name="Mgr1" draw:text-style-name="MP2" svg:width="6.6925in" svg:height="1.3185in" draw:transform="skewX (6.54192838646876E-017) rotate (0.785398163397448)"><text:p text:style-name="MP1">QUALITY A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draw:style-name="Mdp1">
      <style:header>
        <text:p text:style-name="Header"><draw:custom-shape text:anchor-type="char" draw:z-index="10" draw:name="PowerPlusWaterMarkObject" draw:style-name="Mgr1" draw:text-style-name="MP2" svg:width="6.6925in" svg:height="1.3185in" draw:transform="skewX (6.54192838646876E-017) rotate (0.785398163397448)"><text:p text:style-name="MP1">QUALITY AI</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6T16:41:00.911682353</meta:creation-date>
    <dc:date>2025-08-06T17:15:32.357258748</dc:date>
    <meta:editing-duration>PT19M</meta:editing-duration>
    <meta:editing-cycles>5</meta:editing-cycles>
    <meta:generator>LibreOffice/24.2.7.2$Linux_X86_64 LibreOffice_project/420$Build-2</meta:generator>
    <meta:document-statistic meta:table-count="0" meta:image-count="0" meta:object-count="0" meta:page-count="2" meta:paragraph-count="29" meta:word-count="651" meta:character-count="4138" meta:non-whitespace-character-count="3480"/>
  </office:meta>
</office:document-meta>
</file>